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Noto Sans Symbols1" svg:font-family="'Noto Sans Symbols'" style:font-family-generic="system" style:font-pitch="variable"/>
  </office:font-face-decls>
  <office:automatic-styles>
    <style:style style:name="P1" style:family="paragraph" style:parent-style-name="Standard">
      <style:paragraph-properties fo:margin-left="0in" fo:margin-right="0in" fo:margin-top="0in" fo:margin-bottom="0.111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2" style:family="paragraph" style:parent-style-name="Standard">
      <style:paragraph-properties fo:margin-left="0in" fo:margin-right="0in" fo:margin-top="0in" fo:margin-bottom="0.111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4pt"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P3" style:family="paragraph" style:parent-style-name="Standard" style:master-page-name="Standard">
      <style:paragraph-properties fo:margin-left="0in" fo:margin-right="0in" fo:margin-top="0in" fo:margin-bottom="0.111in" loext:contextual-spacing="false" fo:line-height="100%" fo:text-align="center" style:justify-single-word="false" fo:keep-together="auto" fo:orphans="2" fo:widows="2" fo:text-indent="0in" style:auto-text-indent="false" style:page-number="1" fo:break-before="auto" fo:break-after="auto" fo:padding="0in" fo:border="none" fo:keep-with-next="auto"/>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style>
    <style:style style:name="P5" style:family="paragraph" style:parent-style-name="Standard" style:list-style-name="WWNum1">
      <style:paragraph-properties fo:margin-left="0.5in" fo:margin-right="0in" fo:margin-top="0in" fo:margin-bottom="0.111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6" style:family="paragraph" style:parent-style-name="Standard">
      <style:paragraph-properties fo:margin-left="0.25in" fo:margin-right="0in" fo:margin-top="0in" fo:margin-bottom="0.111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P7" style:family="paragraph" style:parent-style-name="Standard">
      <style:paragraph-properties fo:margin-left="0.25in" fo:margin-right="0in" fo:margin-top="0in" fo:margin-bottom="0.111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4pt"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P8" style:family="paragraph" style:parent-style-name="Standard">
      <style:paragraph-properties fo:margin-left="0.25in" fo:margin-right="0in" fo:margin-top="0in" fo:margin-bottom="0.111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9" style:family="paragraph" style:parent-style-name="Standard">
      <style:paragraph-properties fo:margin-left="0.5in" fo:margin-right="0in" fo:margin-top="0in" fo:margin-bottom="0.111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4pt"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 style:family="text">
      <style:text-properties fo:font-variant="normal" fo:text-transform="none" fo:color="#ff0000" style:text-line-through-style="none" style:text-line-through-type="none" style:text-position="0% 100%" style:font-name="Arial" fo:font-size="18pt"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2" style:family="text">
      <style:text-properties fo:font-variant="normal" fo:text-transform="none" fo:color="#ff00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3" style:family="text">
      <style:text-properties fo:font-variant="normal" fo:text-transform="none" fo:color="#ff0000" style:text-line-through-style="none" style:text-line-through-type="none" style:text-position="0% 100%" style:font-name="Arial" fo:font-size="14pt"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14pt"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4pt" fo:font-style="italic" style:text-underline-style="solid" style:text-underline-width="auto" style:text-underline-color="font-color" fo:font-weight="bold" style:font-name-asian="Arial1" style:font-size-asian="14pt" style:font-style-asian="italic" style:font-weight-asian="bold" style:font-name-complex="Arial1" style:font-size-complex="14pt" style:font-style-complex="italic" style:font-weight-complex="bold"/>
    </style:style>
    <style:style style:name="T7"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font-style-complex="normal" style:font-weight-complex="normal"/>
    </style:style>
    <style:style style:name="T8" style:family="text">
      <style:text-properties fo:font-variant="normal" fo:text-transform="none" fo:color="#000000" style:text-line-through-style="none" style:text-line-through-type="none" style:text-position="super 58%" style:font-name="Arial" fo:font-size="23pt" fo:font-style="normal" style:text-underline-style="none" fo:font-weight="normal" style:font-name-asian="Arial1" style:font-size-asian="23pt" style:font-style-asian="normal" style:font-weight-asian="normal" style:font-name-complex="Arial1" style:font-size-complex="23pt" style:font-style-complex="normal" style:font-weight-complex="normal"/>
    </style:style>
    <style:style style:name="T9" style:family="text">
      <style:text-properties fo:font-variant="normal" fo:text-transform="none" fo:color="#000000" style:text-line-through-style="none" style:text-line-through-type="none" style:text-position="super 58%" style:font-name="Calibri" fo:font-size="11.5pt" fo:font-style="normal" style:text-underline-style="none" fo:font-weight="normal" style:font-name-asian="Calibri1" style:font-size-asian="11.5pt" style:font-style-asian="normal" style:font-weight-asian="normal" style:font-name-complex="Calibri1" style:font-size-complex="11.5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Afterschool club Procedures</text:span></text:p>
      <text:list xml:id="list300390456" text:style-name="WWNum1">
        <text:list-item>
          <text:p text:style-name="P5"><text:span text:style-name="T4">Staff are to be in the building, uniform on and ready to start work 3pm to set up the hall <text:s/>for the session. Telephone turned on.</text:span></text:p>
        </text:list-item>
        <text:list-item>
          <text:p text:style-name="P5"><text:span text:style-name="T4">Children will be collected from class at 3.20pm as of November 2024 </text:span></text:p>
        </text:list-item>
      </text:list>
      <text:p text:style-name="P6"/>
      <text:p text:style-name="P8"><text:span text:style-name="T2">Collecting children to attend an afterschool session</text:span></text:p>
      <text:p text:style-name="P8"><text:span text:style-name="T5">A rota for the staff has been devised to make sure that all of the children are collected safely at the end of the school day and escorted to the out of school club. </text:span></text:p>
      <text:p text:style-name="P8"><text:span text:style-name="T5">One member of staff is to remain in the room, to take the register as the children arrive and to be able to meet and greet parents if they call in for any reason.</text:span></text:p>
      <text:p text:style-name="P8"><text:span text:style-name="T3">Another two members of staff </text:span><text:span text:style-name="T5">have a check list who should be with us in that session. They walk down the corridor and collect the children, the younger children in KS1 will be escorted up to the room by a member of staff (altogether) the older children (KS2) are to ensure that they have seen a member of staff before making their own way to the club. Staff will at this point mention to children whether we are able to go out or not, they will always ensure that they ask each child if they have all of their belongings before going up to club, this is to encourage them to collect everything. If they have forgotten anything, our headteacher has said that she is happy for the staff to take the child back to their classroom (before 4.15pm). </text:span></text:p>
      <text:p text:style-name="P8"><text:span text:style-name="T5">If a child is not crossed off the collection list, the member of staff will find out whether the child has been in school/picked up by parent or another adult or sent home sick during the day, at an afterschool club in school, use the walky talky to see if the child has passed them and gone up to club without being marked off the list. If none of these questions can be answered, a lost child check will be done immediately. </text:span></text:p>
      <text:p text:style-name="P8"><text:span text:style-name="T5">(</text:span><text:span text:style-name="T6">follow lost child procedure</text:span><text:span text:style-name="T5">)</text:span></text:p>
      <text:p text:style-name="P8"><text:span text:style-name="T5">SNACK – will be prepared and ready to serve as soon as the children arrive in club, when the KS2 collection member of staff returns to the hall with the children. <text:s/>all children are to have snack before we go out to play, this way we can clear up as much as we can and get onto our activities. where they sit together after washing their hands, and chat whilst eating. If they arrive after this time (such as attending a schools sports club) there will be fruit for them and drinks, as we need to clear a space for other activities. </text:span></text:p>
      <text:p text:style-name="P7"/>
      <text:p text:style-name="P8"><text:span text:style-name="T3">Out door play </text:span><text:span text:style-name="T5">is a free flow time, whilst the children are having snack, a member of staff will go out and get the outdoor equipment out, and check that all gates are closed / locked . There are staff indoors and outdoors supervising accordingly. Walky talkies are used to communicate between the two areas for safety reasons. When the children go out, the staff will ensure they take coats and drinks where necessary, and let them know which classroom they can go through and which areas they can and cannot play in. (Staff member to ensure they see a child through the classroom/corridor safely into the sight of another staff member from the opposite site of the building, so no child is able to wander through the school alone. (safeguarding issues) The staff <text:s/>also take have a register with every childs name on that list, <text:s/>to enable us to take note of who is inside / outside in case of any incidents / fire alarms. </text:span></text:p>
      <text:p text:style-name="P8"><text:span text:style-name="T3">Inside </text:span><text:span text:style-name="T5">children have free play, some planned activities will be out, but each child has their own needs at any specific time, and they choose how to enjoy their time, in a non- structured play environment. They have access to most of the toys/equipment in the cupboard, books, construction sets and basic art materials. </text:span></text:p>
      <text:list xml:id="list125914703323060" text:continue-numbering="true" text:style-name="WWNum1">
        <text:list-item>
          <text:p text:style-name="P5"><text:span text:style-name="T5">More focused activities such as painting and modelling will be organised at least once a week to allow children to have the opportunity to take part.</text:span></text:p>
        </text:list-item>
        <text:list-item>
          <text:p text:style-name="P5"><text:span text:style-name="T5">Throughout the session all the staff are responsible to ensure the safety of the children, other staff and visitors of the club.</text:span></text:p>
        </text:list-item>
        <text:list-item>
          <text:p text:style-name="P5"><text:span text:style-name="T5">Through the session the staff will be observing the children whilst they play, this is to help us with our next steps in planning, we encourage children to play together, help each other and learn from one another. </text:span></text:p>
        </text:list-item>
        <text:list-item>
          <text:p text:style-name="P5"><text:span text:style-name="T5">Children are encouraged to put something away before getting anything else out. All of the toys and equipment will be put away nearing the end of each session so the cleaners can get straight into the room when we have left to clean up.</text:span></text:p>
        </text:list-item>
        <text:list-item>
          <text:p text:style-name="P5"><text:span text:style-name="T5">If we do any cleaning term time, we will record this on our health and safety sheets. </text:span></text:p>
        </text:list-item>
      </text:list>
      <text:p text:style-name="P2"/>
      <text:p text:style-name="P2"/>
      <text:p text:style-name="P2"/>
      <text:p text:style-name="P1"><text:span text:style-name="T2">Collection of Children by responsible adult at the end of an afterschool session</text:span></text:p>
      <text:list xml:id="list125914381789825" text:continue-numbering="true" text:style-name="WWNum1">
        <text:list-item>
          <text:p text:style-name="P5"><text:span text:style-name="T5">No child will be allowed to leave the club unaccompanied by an adult or an authorised family member, as some parents will allow their older children to collect from us, they will have written a letter of consent for this, as we say once they have left our setting we are NO LONGER insured for their child. OR Unless they are a year 6 pupil and we have a letter from their parents stating that they want their child to leave by themselves, to encourage independence in walking home by themselves, we make sure the parent knows that if we allow this, once their child leaves the club, we are NO LONGER responsible for the safety of their child. </text:span></text:p>
        </text:list-item>
        <text:list-item>
          <text:p text:style-name="P5"><text:span text:style-name="T5">Other children MUST be collected by a responsible adult allocated by the child’s parent /guardian. The adult MUST have the child’s password if we haven’t seen them before or don’t collect regularly, if they don’t have a password / or give us the childs date of birth, we cannot pass over the child until we have spoken to their parents or guardian for safety reason. </text:span></text:p>
        </text:list-item>
        <text:list-item>
          <text:p text:style-name="P5"><text:soft-page-break/><text:span text:style-name="T5">When being collected the child and their responsible adult must collect all of their belongings.</text:span></text:p>
        </text:list-item>
        <text:list-item>
          <text:p text:style-name="P5"><text:span text:style-name="T5">Staff will inform the responsible adult of any behaviour / illness during the session, and pass on anything school has asked of them as well. This is a good time to air any problems or issues. The member of staff will stay with the parent until they leave the room.</text:span></text:p>
        </text:list-item>
        <text:list-item>
          <text:p text:style-name="P5"><text:span text:style-name="T5">If a child is going to be collected late, parents or responsible adults need to contact the club before 5.45pm to let the staff know, by which time they should be well on their way to get to club, or have another adult to come and collect them, as we have to be off the school grounds no later than 6pm SHARP.</text:span></text:p>
        </text:list-item>
        <text:list-item>
          <text:p text:style-name="P5"><text:span text:style-name="T5">If no one calls, before the end of the session, staff will try to contact the usual adult who collects on that day, or if they cannot be contacted, we will contact the next emergency contact number on the child’s registration form. </text:span></text:p>
        </text:list-item>
      </text:list>
      <text:p text:style-name="P2"/>
      <text:list xml:id="list125913556180275" text:continue-numbering="true" text:style-name="WWNum1">
        <text:list-item>
          <text:p text:style-name="P5"><text:span text:style-name="T5">IF a child is not collected by 6pm, an additional fee will be charged, which will cover the 2 staffs overtime rate, as we have stay until a child has been collected. If there is no sign of anyone collecting at 6.15pm with no contact with any emergency contact number for advice, we will ring social services / police, to let them know of our situation, and find out what we should do next. IF a parents does arrive, we will ensure we ring social service / police again with this additional information. </text:span></text:p>
        </text:list-item>
      </text:list>
      <text:p text:style-name="P9"/>
      <text:p text:style-name="P1"><text:span text:style-name="T5">A charge of £20 every 10 minutes late, will be added to the fees owed for that week, this charge will be added even if the parents have contacted us, unless we are made aware of any MAJOR incidents, that will delay a number of parents running late, such as flash flooding or a <text:s/>crash on the motorway.</text:span></text:p>
      <text:p text:style-name="P2"/>
      <text:p text:style-name="P1"><text:span text:style-name="T5">Signed:<text:tab/><text:tab/><text:tab/><text:tab/><text:tab/>Print Name: A <text:s/>grosse</text:span></text:p>
      <text:p text:style-name="P1"><text:span text:style-name="T5">Role:<text:tab/> owner <text:tab/><text:tab/><text:tab/><text:tab/><text:tab/>Date reviewed: 29</text:span><text:span text:style-name="T8">th</text:span><text:span text:style-name="T5"> Oct 2025</text:span></text:p>
      <text:p text:style-name="P1"><text:span text:style-name="T5">Date of next review: November 2026</text:span></text:p>
      <text:p text:style-name="P2"/>
      <text:p text:style-name="P1"><text:span text:style-name="T5">We the undersigned, have helped to review the policy, and agree to adhere to it at all times:</text:span></text:p>
      <text:p text:style-name="P1"><text:span text:style-name="T5">A Grosse:<text:tab/><text:tab/><text:tab/><text:tab/><text:tab/>Date:</text:span></text:p>
      <text:p text:style-name="P1"><text:span text:style-name="T5">N.Walton: <text:tab/><text:tab/><text:tab/><text:tab/><text:tab/>Date:</text:span></text:p>
      <text:p text:style-name="P1"><text:span text:style-name="T5">H.Bailey:<text:tab/><text:tab/><text:tab/><text:tab/><text:tab/>Date:</text:span></text:p>
      <text:p text:style-name="P1"><text:span text:style-name="T5">T.Quinn:<text:tab/><text:tab/><text:tab/><text:tab/><text:tab/>Date:</text:span></text:p>
      <text:p text:style-name="P1"><text:span text:style-name="T5">M.Wright:<text:tab/><text:tab/><text:tab/><text:tab/><text:tab/>Date:</text:span></text:p>
      <text:p text:style-name="P1"><text:span text:style-name="T5">K.McGinty:<text:tab/><text:tab/><text:tab/><text:tab/><text:tab/>Date:</text:span></text:p>
      <text:p text:style-name="P2"/>
      <text:p text:style-name="P2"/>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none" fo:country="none"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none" fo:country="none"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font-weight-complex="bold"/>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font-weight-complex="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Header" style:family="paragraph" style:parent-style-name="Standard" style:class="extra"/>
    <style:style style:name="ListLabel_20_1" style:display-name="ListLabel 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style>
    <style:style style:name="MT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font-style-complex="normal" style:font-weight-complex="normal"/>
    </style:style>
    <style:style style:name="MT2" style:family="text">
      <style:text-properties fo:font-variant="normal" fo:text-transform="none" fo:color="#000000" style:text-line-through-style="none" style:text-line-through-type="none" style:text-position="super 58%" style:font-name="Calibri" fo:font-size="11.5pt" fo:font-style="normal" style:text-underline-style="none" fo:font-weight="normal" style:font-name-asian="Calibri1" style:font-size-asian="11.5pt" style:font-style-asian="normal" style:font-weight-asian="normal" style:font-name-complex="Calibri1" style:font-size-complex="11.5pt" style:font-style-complex="normal" style:font-weight-complex="normal"/>
    </style:style>
    <style:page-layout style:name="Mpm1">
      <style:page-layout-properties fo:page-width="8.2681in" fo:page-height="11.6929in" style:num-format="1" style:print-orientation="portrait" fo:margin-top="0.4917in" fo:margin-bottom="0.4917in" fo:margin-left="1in" fo:margin-right="1in" style:writing-mode="lr-tb" style:layout-grid-color="#c0c0c0" style:layout-grid-lines="2591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page-layout>
  </office:automatic-styles>
  <office:master-styles>
    <style:master-page style:name="Standard" style:page-layout-name="Mpm1">
      <style:header>
        <text:p text:style-name="MP1"><text:span text:style-name="MT1">Extra time Policies and Procedures <text:s text:c="32"/><text:tab/>Reviewed 29</text:span><text:span text:style-name="MT2">th</text:span><text:span text:style-name="MT1"> Oct 2025</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7" meta:word-count="1398" meta:character-count="7612" meta:non-whitespace-character-count="6177"/>
    <meta:generator>LibreOfficeDev/6.0.5.2$Linux_X86_64 LibreOffice_project/</meta:generator>
  </office:meta>
</office:document-meta>
</file>